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6552" officeooo:paragraph-rsid="001a6552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038b" officeooo:paragraph-rsid="001b038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74b50"/>
    </style:style>
    <style:style style:name="T7" style:family="text">
      <style:text-properties style:font-name="Liberation Serif" officeooo:rsid="001c21fe"/>
    </style:style>
    <style:style style:name="T8" style:family="text">
      <style:text-properties officeooo:rsid="001aa6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rd</text:span> of <text:span text:style-name="T4">February</text:span> 202<text:span text:style-name="T3">1</text:span> under the <text:span text:style-name="T4">40th</text:span> PA Meeting.</text:p>
      <text:p text:style-name="P1"/>
      <text:p text:style-name="P1">The Assembly, recognising the current situation,</text:p>
      <text:p text:style-name="P1"/>
      <text:p text:style-name="P4">Constitutes the need to include the following Universal Rule: <text:span text:style-name="T6">“6. It is forbidden to be toxic” simplified as “Toxicity is banned”.</text:span></text:p>
      <text:p text:style-name="P5"><text:span text:style-name="T6">T</text:span><text:span text:style-name="T5">oxicity to be defined as “Undertaking continous steps towards someone of which they have already warned or told it </text:span><text:span text:style-name="T7">of </text:span><text:span text:style-name="T5">made them uncomfortable.”. The CotS will check on case to case if this has been violated.</text:span></text:p>
      <text:p text:style-name="P1"/>
      <text:p text:style-name="P1">And proceeds.</text:p>
      <text:p text:style-name="P1"/>
      <text:p text:style-name="P1">Signed by,</text:p>
      <text:p text:style-name="P4">Procedural Entry, <text:span text:style-name="T8">derived from 40-14</text:span></text:p>
      <text:p text:style-name="P1"/>
      <text:p text:style-name="P1"/>
      <text:p text:style-name="P1"/>
      <text:p text:style-name="Standard"><text:span text:style-name="T1">[</text:span><text:span text:style-name="T2">Motion 40-15: To ban toxicit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2-04T10:08:18.582380439</dc:date>
    <meta:editing-duration>PT5M19S</meta:editing-duration>
    <meta:editing-cycles>9</meta:editing-cycles>
    <meta:generator>LibreOffice/7.0.4.2$Linux_X86_64 LibreOffice_project/1c5f81ee28659974774060c3fe084e73b3bd074b</meta:generator>
    <meta:document-statistic meta:table-count="0" meta:image-count="0" meta:object-count="0" meta:page-count="1" meta:paragraph-count="8" meta:word-count="92" meta:character-count="563" meta:non-whitespace-character-count="479"/>
  </office:meta>
</office:document-meta>
</file>